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ystem" svg:font-family="System"/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2" style:master-page-name="">
      <style:paragraph-properties fo:margin-top="0in" fo:margin-bottom="0.1701in" style:page-number="auto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style:font-name="System" fo:font-size="10pt" style:font-name-asian="System" style:font-size-asian="10pt" style:font-name-complex="System" style:font-size-complex="10pt"/>
    </style:style>
    <style:style style:name="T2" style:family="text">
      <style:text-properties style:font-name="Times New Roman" fo:font-size="10pt" style:font-name-asian="System" style:font-size-asian="10pt" style:font-name-complex="System" style:font-size-complex="10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put/Out Processor for the Raspberry Pi</text:h>
      <text:h text:style-name="P6" text:outline-level="2">by Philip Munts<text:line-break/>Munts Technologies</text:h>
      <text:p text:style-name="Text_20_body">As an embedded system developer, I awaited the release of the Raspberry Pi with great interest and anticipation. <text:s/>I ordered one early on and, like many others, waited for it to arrive. <text:s/>There are many, many embedded system possibilities for a $35 Linux computer.</text:p>
      <text:p text:style-name="Text_20_body">Linux brings a great deal of capability to the party, especially with regards to networking and USB support. <text:s/>But one thing Linux systems, including the Raspberry Pi, lack: Microsecond I/O (input/output) signal timing resolution. <text:s/>The multiuser, multitasking, virtual memory foundation of Linux simply prevents it from responding to or timing external events with predictable microsecond resolution.</text:p>
      <text:p text:style-name="Text_20_body">Some interesting projects that would require microsecond<text:span text:style-name="T1"> </text:span>timing resolution include:</text:p>
      <text:list xml:id="list1112586979930402810" text:style-name="L1">
        <text:list-item>
          <text:p text:style-name="P1">IR (Infrared) remote control protocols, such as the LEGO<text:span text:style-name="T2">®</text:span> Power Functions RC protocol</text:p>
        </text:list-item>
        <text:list-item>
          <text:p text:style-name="P1">DCC (Digital Command Control) for model railroads</text:p>
        </text:list-item>
        <text:list-item>
          <text:p text:style-name="P1">Ultrasonic ranging with a device like the Parallax Ultrasonic Distance Sensor</text:p>
        </text:list-item>
      </text:list>
      <text:p text:style-name="Text_20_body">The other capabilities of Linux are so compelling that attempts have been made from time to time to graft in real time support. <text:s/>None of these have been particularly successful, at least in terms of “mind share”. <text:s/>But fortunately there is another way: the I/O processor (Figure 1).</text:p>
      <text:p text:style-name="Caption"><draw:frame draw:style-name="fr1" draw:name="graphics1" text:anchor-type="paragraph" svg:width="4.8118in" svg:height="1.4063in" draw:z-index="0"><draw:image xlink:href="../Figure1_IO_Processor.png" xlink:type="simple" xlink:show="embed" xlink:actuate="onLoad"/></draw:frame>Figure 1 -- I/O Processor</text:p>
      <text:p text:style-name="Text_20_body">An I/O processor is simply a separate computer dedicated to I/O operations, usually acting as a slave to the “main” or “real” processor. <text:s/>The I/O processor runs its own software, separate from the main processor. <text:s/>Depending on the implementation, the I/O processor software may or may not be alterable from the main processor.</text:p>
      <text:p text:style-name="Text_20_body">The I/O processor idea is not new. <text:s/>The IBM 7094 mainframe computer of 1962 could use a 7044 computer for all I/O. <text:s/>Processing was performed on the 7094 and I/O done on the 7044. <text:s/>Even the original IBM PC, released in 1981, had an 8048 8-bit microcontroller in the keyboard to handle key press timing. <text:s/>Today, the I/O processor idea has been pushed all the way down to single chip systems: The NXP LPC4300, itself a single chip ARM Cortex-M4 microcontroller, includes a separate ARM Cortex-M0 microcontroller, for real time processing, on the same chip.</text:p>
      <text:p text:style-name="Text_20_body">The Raspberry Pi Model B offers three different I/O interfaces: Ethernet, USB, and the P1 expansion header. <text:s/>A case can be made for attaching an I/O processor to any of the three interfaces. <text:s/>Ethernet and USB offer good bandwidth and standard interfaces. <text:s/>An I/O processor board built to attach to either Ethernet or USB would also be able to connect to any other Linux, Windows, or Mac computer. <text:s/>But both Ethernet and USB impose significant cost and complexity penalties upon the I/O processor board. <text:s/>It would be difficult (though not impossible) to design an I/O processor board, with USB or Ethernet, costing less than the Raspberry Pi itself.</text:p>
      <text:p text:style-name="Text_20_body">The P1 expansion header provides several different I/O interconnect: I2C, SPI, UART, and basic GPIO. <text:s/>Any or all of these may be used to communicate with a microcontroller.</text:p>
      <text:p text:style-name="Text_20_body"><text:soft-page-break/>I have designed and built an I/O processor board for the Raspberry Pi using the NXP LPC1114, an ARM Cortex-M0 single chip microcontroller. <text:s/>I selected this device for several reasons:</text:p>
      <text:list xml:id="list6106563299074158962" text:style-name="L2">
        <text:list-item>
          <text:p text:style-name="P2">Low cost. <text:s/>I paid USD $1.26 each for the LPC1114FN28 from Avnet Express. <text:s/>The LPC11xx family is essentially NXP's 32-bit attack on the 8-bit microcontroller market. <text:s/>They are priced less than almost any PIC or AVR of similar capability. <text:s/>The LPC1114 internal oscillator is also stable enough that no crystal or external oscillator is required, saving even more money.</text:p>
        </text:list-item>
        <text:list-item>
          <text:p text:style-name="P2">DIP package. <text:s/>I can do surface mount soldering, given proper equipment, but I can't say I enjoy it. <text:s/>As far as I know, the LPC1114FN28 and some PIC32MX devices (more expensive) are the only 32-bit microcontrollers available in a easily hand-solderable DIP package.</text:p>
        </text:list-item>
        <text:list-item>
          <text:p text:style-name="P2">ISP (In System Programming) without additional hardware. <text:s/>NXP ARM Cortex microcontrollers have a built-in serial port boot loader that allows them to be reprogrammed without any additional hardware.</text:p>
        </text:list-item>
        <text:list-item>
          <text:p text:style-name="P4">Good support by free development tools. <text:s/>ARM microcontrollers, including the LPC1114, are very well supported by <text:span text:style-name="Identifier">binutils</text:span>/<text:span text:style-name="Identifier">gcc</text:span>/<text:span text:style-name="Identifier">newlib</text:span>/<text:span text:style-name="Identifier">gdb</text:span> compiler toolchain.</text:p>
        </text:list-item>
      </text:list>
      <text:p text:style-name="Caption"><draw:frame draw:style-name="fr2" draw:name="graphics2" text:anchor-type="paragraph" svg:width="3in" svg:height="2.8in" draw:z-index="1"><draw:image xlink:href="../Figure2_AssembledBoard.jpg" xlink:type="simple" xlink:show="embed" xlink:actuate="onLoad"/></draw:frame>Figure 2 -- Assembled Board</text:p>
      <text:p text:style-name="Text_20_body">Some other Raspberry Pi expansion boards contain a microcontroller (usually an AVR) as an addition or afterthought. <text:s/>The LPC1114 microcontroller is <text:span text:style-name="T3">central</text:span> to this board's design. <text:s/>Even though it only contains one integrated circuit, an LED, and 8 resistors and capacitors, this board offers:</text:p>
      <text:list xml:id="list3970751008710652035" text:style-name="L3">
        <text:list-item>
          <text:p text:style-name="P3">8 GPIO (General Purpose Input/Output) signals brought out to screw terminals.</text:p>
        </text:list-item>
        <text:list-item>
          <text:p text:style-name="P3">5 terminals can be configured as A/D (Analog to Digital) inputs for measuring analog signals.</text:p>
        </text:list-item>
        <text:list-item>
          <text:p text:style-name="P3">3 terminals can be configured as timer inputs, for counting or measuring incoming pulses.</text:p>
        </text:list-item>
        <text:list-item>
          <text:p text:style-name="P3">5 terminals can be configured as timer outputs, such as PWM (Pulse Width Modulation) outputs for controlling motors.</text:p>
        </text:list-item>
      </text:list>
      <text:p text:style-name="Text_20_body">Not all input/output functions are available at the same time; for example, P1.0 can be configured for any of <text:s/>digital input, digital output, analog input, timer/counter input, but only one function at a time.</text:p>
      <text:p text:style-name="Text_20_body"/>
      <text:p text:style-name="P5">For more information about the LPC1114 I/O Processor, including how to purchase one, visit:</text:p>
      <text:p text:style-name="Text_20_body"><text:a xlink:type="simple" xlink:href="http://tech.munts.com/RaspberryPi/expansion/LPC1114">http://tech.munts.com/RaspberryPi/expansion/LPC1114</text:a></text:p>
      <text:p text:style-name="Text_20_body">In future articles I will describe in more detail how to use the LPC1114 I/O processor to build some interesting control projects with the Raspberry P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ystem" svg:font-family="System"/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in" fo:margin-bottom="0.1701in" fo:text-align="center" style:justify-single-word="false" text:number-lines="false" text:line-number="0"/>
      <style:text-properties fo:font-size="10pt" fo:font-style="normal" fo:font-weight="bold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in" fo:margin-right="0in" fo:margin-top="0in" fo:margin-bottom="0.1in" fo:text-indent="0in" style:auto-text-indent="false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in" fo:margin-right="0in" fo:margin-top="0in" fo:margin-bottom="0.1701in" fo:text-align="center" style:justify-single-word="false" fo:text-indent="0in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code" style:family="paragraph" style:default-outline-level="" style:list-style-name="" style:class="text">
      <style:text-properties style:font-name="Courier New" fo:font-size="11pt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dentifier" style:family="text">
      <style:text-properties style:font-name="Courier New" fo:font-size="11pt" fo:font-weight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Munts</meta:initial-creator>
    <meta:creation-date>2013-01-10T12:21:35.67</meta:creation-date>
    <dc:date>2013-04-19T15:34:07.10</dc:date>
    <meta:editing-duration>PT8H43M59S</meta:editing-duration>
    <meta:editing-cycles>28</meta:editing-cycles>
    <meta:generator>OpenOffice.org/3.4.1$Win32 OpenOffice.org_project/341m1$Build-9593</meta:generator>
    <meta:document-statistic meta:table-count="0" meta:image-count="2" meta:object-count="0" meta:page-count="3" meta:paragraph-count="29" meta:word-count="861" meta:character-count="5411"/>
  </office:meta>
</office:document-meta>
</file>